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8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7pt" svg:height="255.26pt" svg:x="29.59pt" svg:y="209.31pt">
            <loext:p draw:notify-on-update-of-ranges="Sheet1.B1:Sheet1.B7 Sheet1.C1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loatingimage.json</text:p>
          </table:table-cell>
          <table:table-cell office:value-type="float" office:value="1.4" calcext:value-type="float">
            <text:p>1.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esting.json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Wikipedia300lines.json</text:p>
          </table:table-cell>
          <table:table-cell office:value-type="float" office:value="75.6" calcext:value-type="float">
            <text:p>75.6</text:p>
          </table:table-cell>
          <table:table-cell office:value-type="float" office:value="5.188" calcext:value-type="float">
            <text:p>5.188</text:p>
          </table:table-cell>
        </table:table-row>
        <table:table-row table:style-name="ro1">
          <table:table-cell office:value-type="string" calcext:value-type="string">
            <text:p>WikipediaAmericanRevolution.json</text:p>
          </table:table-cell>
          <table:table-cell office:value-type="float" office:value="1700" calcext:value-type="float">
            <text:p>1700</text:p>
          </table:table-cell>
          <table:table-cell office:value-type="float" office:value="3267.285" calcext:value-type="float">
            <text:p>3267.285</text:p>
          </table:table-cell>
        </table:table-row>
        <table:table-row table:style-name="ro1">
          <table:table-cell office:value-type="string" calcext:value-type="string">
            <text:p>WikipediaPokemon.json</text:p>
          </table:table-cell>
          <table:table-cell office:value-type="float" office:value="987.9" calcext:value-type="float">
            <text:p>987.9</text:p>
          </table:table-cell>
          <table:table-cell office:value-type="float" office:value="1168.082" calcext:value-type="float">
            <text:p>1168.082</text:p>
          </table:table-cell>
        </table:table-row>
        <table:table-row table:style-name="ro1">
          <table:table-cell office:value-type="string" calcext:value-type="string">
            <text:p>WikipediaPythagorousTheorem.json</text:p>
          </table:table-cell>
          <table:table-cell office:value-type="float" office:value="1100" calcext:value-type="float">
            <text:p>1100</text:p>
          </table:table-cell>
          <table:table-cell office:value-type="float" office:value="1729.307" calcext:value-type="float">
            <text:p>1729.307</text:p>
          </table:table-cell>
        </table:table-row>
        <table:table-row table:style-name="ro1">
          <table:table-cell office:value-type="string" calcext:value-type="string">
            <text:p>WikipediaVPG.json</text:p>
          </table:table-cell>
          <table:table-cell office:value-type="float" office:value="468.3" calcext:value-type="float">
            <text:p>468.3</text:p>
          </table:table-cell>
          <table:table-cell office:value-type="float" office:value="340.685" calcext:value-type="float">
            <text:p>340.685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ingimage.json: 0.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ing.json: 0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300lines.json: 5.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AmericanRevolution.json: 3119.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Pokemon.json: 1168.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PythagorousTheorem.json: 1689.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VPG.json: 320.2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00/00/0000</text:date>, <text:time style:data-style-name="N2" text:time-value="10:42:15.549203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1:02:39.498349369</meta:creation-date>
    <dc:date>2021-06-10T10:42:22.779650121</dc:date>
    <meta:editing-duration>PT5M13S</meta:editing-duration>
    <meta:editing-cycles>4</meta:editing-cycles>
    <meta:generator>LibreOffice/5.1.6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3.998cm" svg:y="0.316cm" chart:style-name="ch2">
          <text:p>HTMLSpecIDUnique Spec Performance</text:p>
        </chart:title>
        <chart:plot-area chart:style-name="ch3" table:cell-range-address="Sheet1.B1:Sheet1.C7" svg:x="1.33cm" svg:y="1.275cm" svg:width="14.346cm" svg:height="6.57cm">
          <chartooo:coordinate-region svg:x="2.322cm" svg:y="1.474cm" svg:width="12.983cm" svg:height="5.724cm"/>
          <chart:axis chart:dimension="x" chart:name="primary-x" chart:style-name="ch4">
            <chart:title svg:x="7.202cm" svg:y="8.025cm" chart:style-name="ch5">
              <text:p>Size of file (in kB)</text:p>
            </chart:title>
          </chart:axis>
          <chart:axis chart:dimension="y" chart:name="primary-y" chart:style-name="ch4">
            <chart:title svg:x="0.451cm" svg:y="5.795cm" chart:style-name="ch6">
              <text:p>Time taken (in s)</text:p>
            </chart:title>
            <chart:grid chart:style-name="ch7" chart:class="major"/>
          </chart:axis>
          <chart:series chart:style-name="ch8" chart:values-cell-range-address="Sheet1.C1:Sheet1.C7" chart:class="chart:scatter">
            <chart:domain table:cell-range-address="Sheet1.B1:Sheet1.B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B1:Sheet1.B7</svg:desc>
                </draw:g>
              </table:table-cell>
              <table:table-cell office:value-type="float" office:value="0.007">
                <text:p>0.007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3">
                <text:p>0.77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6">
                <text:p>75.6</text:p>
              </table:table-cell>
              <table:table-cell office:value-type="float" office:value="5.188">
                <text:p>5.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0">
                <text:p>1700</text:p>
              </table:table-cell>
              <table:table-cell office:value-type="float" office:value="3267.285">
                <text:p>3267.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7.9">
                <text:p>987.9</text:p>
              </table:table-cell>
              <table:table-cell office:value-type="float" office:value="1168.082">
                <text:p>1168.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729.307">
                <text:p>1729.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.3">
                <text:p>468.3</text:p>
              </table:table-cell>
              <table:table-cell office:value-type="float" office:value="340.685">
                <text:p>340.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